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text-properties style:font-name="Tahoma"/>
    </style:style>
    <style:style style:name="P3" style:family="paragraph" style:parent-style-name="Standard" style:list-style-name="L2"/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931862" text:style-name="L1">
        <text:list-item>
          <text:p text:style-name="P1">Fonctionnalités</text:p>
        </text:list-item>
      </text:list>
      <text:list xml:id="list1961933617" text:style-name="L2">
        <text:list-item>
          <text:p text:style-name="P3"><text:span text:style-name="T1">Scanner files H </text:span></text:p>
          <text:list>
            <text:list-item>
              <text:p text:style-name="P2"><text:a xlink:type="simple" xlink:href="http://www.purebasic.fr/english/viewtopic.php?p=230225#230225">http://www.purebasic.fr/english/viewtopic.php?p=230225#230225</text:a></text:p>
            </text:list-item>
          </text:list>
        </text:list-item>
      </text:list>
      <text:list xml:id="list2039756625" text:continue-list="list347931862" text:style-name="L1">
        <text:list-item>
          <text:p text:style-name="P1">Roadmap</text:p>
          <text:list>
            <text:list-item>
              <text:p text:style-name="P1">0.1</text:p>
            </text:list-item>
            <text:list-item>
              <text:p text:style-name="P1">0.2</text:p>
            </text:list-item>
            <text:list-item>
              <text:p text:style-name="P1">0.3</text:p>
            </text:list-item>
            <text:list-item>
              <text:p text:style-name="P1">0.4</text:p>
            </text:list-item>
            <text:list-item>
              <text:p text:style-name="P1">0.5</text:p>
            </text:list-item>
            <text:list-item>
              <text:p text:style-name="P1">0.6</text:p>
            </text:list-item>
            <text:list-item>
              <text:p text:style-name="P1">0.7</text:p>
            </text:list-item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  <text:list-item>
              <text:p text:style-name="P1">1.1</text:p>
            </text:list-item>
            <text:list-item>
              <text:p text:style-name="P1">1.2</text:p>
            </text:list-item>
            <text:list-item>
              <text:p text:style-name="P1">1.3</text:p>
            </text:list-item>
            <text:list-item>
              <text:p text:style-name="P1">1.4</text:p>
            </text:list-item>
            <text:list-item>
              <text:p text:style-name="P1">1.5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51:22</dc:date>
    <dc:creator>Franck </dc:creator>
    <meta:editing-duration>PT00H03M54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20" meta:word-count="42" meta:character-count="217"/>
  </office:meta>
</office:document-meta>
</file>